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d690" officeooo:paragraph-rsid="0012d690"/>
    </style:style>
    <style:style style:name="P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2d690" officeooo:paragraph-rsid="0012d6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txt</text:p>
      <text:p text:style-name="P1">It keeps giving me this error "main.cpp:68:86: error: cannot convert ‘int (*)[6]’ to ‘int**’ for argument ‘1’ to ‘int fordFulkerson(int**, int, int)’</text:p>
      <text:p text:style-name="P2"><text:s text:c="2"/>std::cout&lt;&lt;"The maximum possible flow for graph 1 is ~&gt; "&lt;&lt; fordFulkerson(graph1,0,5);" and I have no idea why it does this. Everything else seems to work fine (since there are no other errors), but I have no idea why this doesn't work</text:p>
      <text:p text:style-name="P1">makefile</text:p>
      <text:p text:style-name="P1">all: main</text:p>
      <text:p text:style-name="P1">main: main.cpp</text:p>
      <text:p text:style-name="P1"><text:s text:c="8"/>g++ -std=c++11 main.cpp -o main</text:p>
      <text:p text:style-name="P1">clean: </text:p>
      <text:p text:style-name="P2"><text:s text:c="8"/>rm main</text:p>
      <text:p text:style-name="P1">main.cpp</text:p>
      <text:p text:style-name="P1">#include&lt;iostream&gt;</text:p>
      <text:p text:style-name="P1">#include&lt;string.h&gt;</text:p>
      <text:p text:style-name="P1">#include&lt;queue&gt;</text:p>
      <text:p text:style-name="P1">#include&lt;limits.h&gt;</text:p>
      <text:p text:style-name="P1">bool bfs(int g[6][6],int s,int t,int parent[]){</text:p>
      <text:p text:style-name="P1"><text:s text:c="8"/>bool visited[6];</text:p>
      <text:p text:style-name="P1"><text:s text:c="8"/>for(int i=0;i&lt;6;i++){</text:p>
      <text:p text:style-name="P1"><text:s text:c="16"/>visited[i]=0;</text:p>
      <text:p text:style-name="P1"><text:s text:c="8"/>}</text:p>
      <text:p text:style-name="P1"><text:s text:c="8"/>std::queue&lt;int&gt; q;</text:p>
      <text:p text:style-name="P1"><text:s text:c="8"/>q.push(s);</text:p>
      <text:p text:style-name="P1"><text:s text:c="8"/>visited[s]=true;</text:p>
      <text:p text:style-name="P1"><text:s text:c="8"/>parent[s]=-1;</text:p>
      <text:p text:style-name="P1"/>
      <text:p text:style-name="P1"><text:s text:c="8"/>while(!q.empty()){</text:p>
      <text:p text:style-name="P1"><text:s text:c="16"/>int x=q.front();</text:p>
      <text:p text:style-name="P1"><text:s text:c="16"/>q.pop();</text:p>
      <text:p text:style-name="P1"/>
      <text:p text:style-name="P1"><text:s text:c="16"/>for(int j=0; j&lt;6;j++){</text:p>
      <text:p text:style-name="P1"><text:s text:c="24"/>if(visited[j]==false &amp;&amp; g[x][j]&gt;0){</text:p>
      <text:p text:style-name="P1"><text:s text:c="32"/>q.push(j);</text:p>
      <text:p text:style-name="P1"><text:s text:c="32"/>parent[j]=x;</text:p>
      <text:p text:style-name="P1"><text:s text:c="32"/>visited[j]=true;</text:p>
      <text:p text:style-name="P1"><text:s text:c="24"/>}</text:p>
      <text:p text:style-name="P1"><text:s text:c="16"/>}</text:p>
      <text:p text:style-name="P1"><text:s text:c="8"/>}</text:p>
      <text:p text:style-name="P1"><text:s text:c="8"/>return (visited[t]==true);</text:p>
      <text:p text:style-name="P1">}</text:p>
      <text:p text:style-name="P1">int fordFulkerson(int** g,int s,int t){</text:p>
      <text:p text:style-name="P1"><text:s text:c="8"/>int u,v;</text:p>
      <text:p text:style-name="P1"/>
      <text:p text:style-name="P1"><text:s text:c="8"/>int residG[6][6];</text:p>
      <text:p text:style-name="P1"/>
      <text:p text:style-name="P1"><text:s text:c="8"/>for(u=0;u&lt;6;u++){</text:p>
      <text:p text:style-name="P1"><text:s text:c="16"/>for(v=0;v&lt;6;v++){</text:p>
      <text:p text:style-name="P1"><text:soft-page-break/><text:s text:c="24"/>residG[u][v]=g[u][v];</text:p>
      <text:p text:style-name="P1"><text:s text:c="16"/>}</text:p>
      <text:p text:style-name="P1"><text:s text:c="8"/>}</text:p>
      <text:p text:style-name="P1"/>
      <text:p text:style-name="P1"><text:s text:c="8"/>int parent[6];</text:p>
      <text:p text:style-name="P1"/>
      <text:p text:style-name="P1"><text:s text:c="8"/>int max_flow=0;</text:p>
      <text:p text:style-name="P1"/>
      <text:p text:style-name="P1"><text:s text:c="8"/>while(bfs(residG,s,t,parent)){</text:p>
      <text:p text:style-name="P1"><text:s text:c="16"/>int path_flow=INT_MAX;</text:p>
      <text:p text:style-name="P1"><text:s text:c="16"/>for(v=t; v!=s;v=parent[v]){</text:p>
      <text:p text:style-name="P1"><text:s text:c="24"/>u=parent[v];</text:p>
      <text:p text:style-name="P1"><text:s text:c="24"/>path_flow=std::min(path_flow,residG[u][v]);</text:p>
      <text:p text:style-name="P1"><text:s text:c="16"/>}</text:p>
      <text:p text:style-name="P1"><text:s text:c="16"/>for(v=t;v!=s;v=parent[v]){</text:p>
      <text:p text:style-name="P1"><text:s text:c="24"/>u=parent[v];</text:p>
      <text:p text:style-name="P1"><text:s text:c="24"/>residG[u][v] -= path_flow;</text:p>
      <text:p text:style-name="P1"><text:s text:c="24"/>residG[u][v] += path_flow;</text:p>
      <text:p text:style-name="P1"><text:s text:c="16"/>}</text:p>
      <text:p text:style-name="P1"><text:s text:c="16"/>max_flow+=path_flow;</text:p>
      <text:p text:style-name="P1"><text:s text:c="8"/>}</text:p>
      <text:p text:style-name="P1"><text:s text:c="8"/>return max_flow;</text:p>
      <text:p text:style-name="P1">}</text:p>
      <text:p text:style-name="P1"/>
      <text:p text:style-name="P1">int main(){</text:p>
      <text:p text:style-name="P1"><text:s text:c="8"/>int graph1[][6]{{0,16,13,0,0,0},</text:p>
      <text:p text:style-name="P1"><text:s text:c="25"/>{0,0,10,12,0,0},</text:p>
      <text:p text:style-name="P1"><text:s text:c="25"/>{0,4,0,0,14,0},</text:p>
      <text:p text:style-name="P1"><text:s text:c="25"/>{0,0,9,0,0,20},</text:p>
      <text:p text:style-name="P1"><text:s text:c="25"/>{0,0,0,7,0,4},</text:p>
      <text:p text:style-name="P1"><text:s text:c="25"/>{0,0,0,0,0,0}</text:p>
      <text:p text:style-name="P1"><text:s text:c="24"/>};</text:p>
      <text:p text:style-name="P1"><text:s text:c="8"/>std::cout&lt;&lt;"The maximum possible flow for graph 1 is ~&gt; "&lt;&lt; fordFulkerson(graph1,0,5);</text:p>
      <text:p text:style-name="P1"/>
      <text:p text:style-name="P1"/>
      <text:p text:style-name="P1"/>
      <text:p text:style-name="P1"><text:s text:c="8"/>return 0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0:33:55.823357082</meta:creation-date>
    <dc:date>2019-12-11T10:36:56.283578793</dc:date>
    <meta:editing-duration>PT3M1S</meta:editing-duration>
    <meta:editing-cycles>1</meta:editing-cycles>
    <meta:document-statistic meta:table-count="0" meta:image-count="0" meta:object-count="0" meta:page-count="2" meta:paragraph-count="72" meta:word-count="182" meta:character-count="2336" meta:non-whitespace-character-count="1386"/>
    <meta:generator>LibreOffice/5.3.6.1$Linux_X86_64 LibreOffice_project/30$Build-1</meta:generator>
  </office:meta>
</office:document-meta>
</file>